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866in"/>
    </style:style>
    <style:style style:name="co3" style:family="table-column">
      <style:table-column-properties fo:break-before="auto" style:column-width="1.4791in"/>
    </style:style>
    <style:style style:name="co4" style:family="table-column">
      <style:table-column-properties fo:break-before="auto" style:column-width="1.55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row table:style-name="ro1">
          <table:table-cell office:value-type="float" office:value="50" calcext:value-type="float">
            <text:p>50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<text:s text:c="2"/>-3.49099754903256 <text:s text:c="7"/>2.99384957863135 <text:s text:c="7"/>2.13208530598613 <text:s text:c="4"/>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0.060120240481" calcext:value-type="float">
            <text:p>50.060120240481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<text:s text:c="3"/>4.34844417341210 <text:s text:c="6"/>-3.84641389834232 <text:s text:c="6"/>0.397039788678064 <text:s text:c="4"/>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0.1202404809619" calcext:value-type="float">
            <text:p>50.1202404809619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<text:s text:c="2"/>-2.36962114685435 <text:s text:c="7"/>4.74706030276128 <text:s text:c="6"/>0.306075944637738 <text:s text:c="4"/>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0.1803607214429" calcext:value-type="float">
            <text:p>50.1803607214429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<text:s text:c="3"/>4.43355886737010 <text:s text:c="7"/>1.61701783215876 <text:s text:c="5"/>-0.873345580169052 <text:s text:c="4"/>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0.2404809619239" calcext:value-type="float">
            <text:p>50.2404809619239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<text:s text:c="2"/>0.286347287248915 <text:s text:c="7"/>1.26494150612384 <text:s text:c="7"/>1.21400193286603 <text:s text:c="4"/>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0.3006012024048" calcext:value-type="float">
            <text:p>50.3006012024048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<text:s text:c="3"/>3.13035461288962 <text:s text:c="7"/>4.06530669717073 <text:s text:c="7"/>1.29170688712823 <text:s text:c="4"/>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0.3607214428858" calcext:value-type="float">
            <text:p>50.3607214428858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<text:s text:c="2"/>-3.30814796758723 <text:s text:c="7"/>3.26278954690724 <text:s text:c="6"/>-1.61807391653117 <text:s text:c="4"/>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0.4208416833667" calcext:value-type="float">
            <text:p>50.4208416833667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<text:s text:c="2"/>-1.41856921701193 <text:s text:c="6"/>-5.13638142178976 <text:s text:c="7"/>2.64526458956869 <text:s text:c="4"/>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0.4809619238477" calcext:value-type="float">
            <text:p>50.4809619238477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<text:s text:c="3"/>3.07989302075706 <text:s text:c="7"/>1.72423737024350 <text:s text:c="6"/>0.937315871938079 <text:s text:c="4"/>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0.5410821643287" calcext:value-type="float">
            <text:p>50.5410821643287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<text:s text:c="2"/>-3.09833038508132 <text:s text:c="5"/>-0.862195148129423 <text:s text:c="6"/>0.824726674095225 <text:s text:c="4"/>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0.6012024048096" calcext:value-type="float">
            <text:p>50.6012024048096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<text:s text:c="2"/>-1.64812474219862 <text:s text:c="6"/>-2.89375545325062 <text:s text:c="6"/>-1.56186153281883 <text:s text:c="4"/>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0.6613226452906" calcext:value-type="float">
            <text:p>50.6613226452906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<text:s text:c="2"/>0.264450873983682 <text:s text:c="7"/>2.24845214310788 <text:s text:c="6"/>-2.53690992382797 <text:s text:c="4"/>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0.7214428857715" calcext:value-type="float">
            <text:p>50.7214428857715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<text:s text:c="3"/>1.69873000794539 <text:s text:c="7"/>1.02823187622247 <text:s text:c="6"/>-4.04304415865236 <text:s text:c="4"/>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0.7815631262525" calcext:value-type="float">
            <text:p>50.7815631262525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<text:s/>-0.842657177257286 <text:s text:c="7"/>5.13983029274552 <text:s text:c="6"/>-1.28656103435690 <text:s text:c="4"/>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0.8416833667335" calcext:value-type="float">
            <text:p>50.8416833667335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<text:s text:c="2"/>-4.72995861960061 <text:s text:c="7"/>2.55246228453126 <text:s text:c="6"/>0.250394439056859 <text:s text:c="4"/>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0.9018036072144" calcext:value-type="float">
            <text:p>50.9018036072144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<text:s text:c="3"/>5.06838620380405 <text:s text:c="6"/>-1.21699142552629 <text:s text:c="6"/>0.250846839515113 <text:s text:c="4"/>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0.9619238476954" calcext:value-type="float">
            <text:p>50.9619238476954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<text:s text:c="3"/>2.04369121056418 <text:s text:c="6"/>-5.50344056239828 <text:s text:c="5"/>-0.564660973056272 <text:s text:c="4"/>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1.0220440881764" calcext:value-type="float">
            <text:p>51.0220440881764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<text:s text:c="3"/>2.08500122014937 <text:s text:c="7"/>3.06852041829744 <text:s text:c="6"/>-1.04874857579866 <text:s text:c="4"/>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1.0821643286573" calcext:value-type="float">
            <text:p>51.0821643286573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<text:s text:c="3"/>3.46963409931709 <text:s text:c="6"/>-2.15083690764291 <text:s text:c="7"/>2.97743449903622 <text:s text:c="4"/>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1.1422845691383" calcext:value-type="float">
            <text:p>51.1422845691383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<text:s text:c="2"/>-3.87902790632488 <text:s text:c="6"/>0.367272923744978 <text:s text:c="7"/>3.36065686154064 <text:s text:c="4"/>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1.2024048096192" calcext:value-type="float">
            <text:p>51.2024048096192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<text:s text:c="2"/>-2.77686991361210 <text:s text:c="6"/>-3.17907975881737 <text:s text:c="7"/>2.04400353872509 <text:s text:c="4"/>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1.2625250501002" calcext:value-type="float">
            <text:p>51.2625250501002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<text:s text:c="3"/>1.25297387043655 <text:s text:c="7"/>1.53536329153314 <text:s text:c="7"/>3.24965305097303 <text:s text:c="4"/>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1.3226452905812" calcext:value-type="float">
            <text:p>51.3226452905812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<text:s text:c="3"/>2.75956321806684 <text:s text:c="6"/>0.587253820894944 <text:s text:c="6"/>-2.02824755303110 <text:s text:c="4"/>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1.3827655310621" calcext:value-type="float">
            <text:p>51.3827655310621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<text:s text:c="3"/>4.85952099044858 <text:s text:c="7"/>1.27743297096213 <text:s text:c="7"/>2.26859387011939 <text:s text:c="4"/>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1.4428857715431" calcext:value-type="float">
            <text:p>51.4428857715431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<text:s text:c="2"/>0.742164791425021 <text:s text:c="6"/>-5.55006885408582 <text:s text:c="7"/>1.31084921673549 <text:s text:c="4"/>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1.503006012024" calcext:value-type="float">
            <text:p>51.503006012024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<text:s text:c="2"/>-3.28661113450815 <text:s text:c="7"/>1.04188800859016 <text:s text:c="6"/>-1.37245821158956 <text:s text:c="4"/>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1.563126252505" calcext:value-type="float">
            <text:p>51.563126252505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<text:s text:c="3"/>1.07253658118688 <text:s text:c="6"/>-1.26339479113561 <text:s text:c="7"/>2.67912305367851 <text:s text:c="4"/>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1.623246492986" calcext:value-type="float">
            <text:p>51.623246492986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<text:s text:c="2"/>-1.91945970555107 <text:s text:c="6"/>-2.26130500266448 <text:s text:c="7"/>5.15005033710066 <text:s text:c="4"/>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1.6833667334669" calcext:value-type="float">
            <text:p>51.6833667334669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<text:s/>-0.333427697075342 <text:s text:c="7"/>1.76034536389395 <text:s text:c="6"/>-5.01961387911072 <text:s text:c="4"/>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1.7434869739479" calcext:value-type="float">
            <text:p>51.7434869739479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<text:s text:c="2"/>5.799765408449498E-002 <text:s/>-3.53269980263650 <text:s text:c="6"/>-4.26135670058372 <text:s text:c="4"/>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1.8036072144289" calcext:value-type="float">
            <text:p>51.8036072144289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<text:s text:c="2"/>-5.03443673064276 <text:s text:c="6"/>0.312215992732414 <text:s text:c="7"/>1.47917984670937 <text:s text:c="4"/>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1.8637274549098" calcext:value-type="float">
            <text:p>51.8637274549098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<text:s text:c="2"/>-1.83451148552607 <text:s text:c="7"/>1.01317948997817 <text:s text:c="7"/>5.28152524156841 <text:s text:c="4"/>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1.9238476953908" calcext:value-type="float">
            <text:p>51.9238476953908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<text:s text:c="2"/>-3.99384805648317 <text:s text:c="6"/>-2.53520550339581 <text:s text:c="6"/>-1.26827808981418 <text:s text:c="4"/>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1.9839679358717" calcext:value-type="float">
            <text:p>51.9839679358717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<text:s text:c="2"/>-3.73721929560457 <text:s text:c="7"/>1.37241284334581 <text:s text:c="6"/>-3.85483116475428 <text:s text:c="4"/>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2.0440881763527" calcext:value-type="float">
            <text:p>52.0440881763527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<text:s text:c="2"/>-1.92709140601793 <text:s text:c="7"/>2.20614029955415 <text:s text:c="6"/>0.340128125933982 <text:s text:c="4"/>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2.1042084168337" calcext:value-type="float">
            <text:p>52.1042084168337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<text:s text:c="3"/>1.45764147387784 <text:s text:c="7"/>5.44987228711432 <text:s text:c="6"/>-1.88672835474600 <text:s text:c="4"/>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2.1643286573146" calcext:value-type="float">
            <text:p>52.1643286573146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<text:s text:c="2"/>-1.67450420696894 <text:s text:c="6"/>0.370695934028594 <text:s text:c="7"/>2.87442227073912 <text:s text:c="4"/>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2.2244488977956" calcext:value-type="float">
            <text:p>52.2244488977956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<text:s text:c="3"/>2.54560708323612 <text:s text:c="6"/>-3.99920756186461 <text:s text:c="7"/>1.89829981152243 <text:s text:c="4"/>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2.2845691382766" calcext:value-type="float">
            <text:p>52.2845691382766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<text:s text:c="2"/>-2.60928666165996 <text:s text:c="6"/>-1.50490535204147 <text:s text:c="6"/>-3.51614083941935 <text:s text:c="4"/>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2.3446893787575" calcext:value-type="float">
            <text:p>52.3446893787575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<text:s text:c="2"/>-3.12971584861647 <text:s text:c="6"/>-4.66577789008687 <text:s text:c="6"/>-1.87179880048127 <text:s text:c="4"/>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2.4048096192385" calcext:value-type="float">
            <text:p>52.4048096192385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<text:s text:c="3"/>3.42003321956566 <text:s text:c="7"/>1.46370544691233 <text:s text:c="7"/>4.07082597241292 <text:s text:c="4"/>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2.4649298597194" calcext:value-type="float">
            <text:p>52.4649298597194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<text:s text:c="3"/>1.69598848065584 <text:s text:c="7"/>3.73758823023085 <text:s text:c="7"/>3.43329110961767 <text:s text:c="4"/>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2.5250501002004" calcext:value-type="float">
            <text:p>52.5250501002004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<text:s text:c="3"/>3.71503326367702 <text:s text:c="6"/>-1.61183563847217 <text:s text:c="6"/>-4.02293361531922 <text:s text:c="4"/>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2.5851703406814" calcext:value-type="float">
            <text:p>52.5851703406814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<text:s text:c="2"/>-1.50396879928086 <text:s text:c="7"/>3.91586242417044 <text:s text:c="6"/>-3.71274785322776 <text:s text:c="4"/>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2.6452905811623" calcext:value-type="float">
            <text:p>52.6452905811623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<text:s text:c="2"/>0.550487637040584 <text:s text:c="6"/>-3.68281518284353 <text:s text:c="6"/>-1.63372062968982 <text:s text:c="4"/>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2.7054108216433" calcext:value-type="float">
            <text:p>52.7054108216433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<text:s text:c="3"/>4.86811341378157 <text:s text:c="6"/>-2.21984400546017 <text:s text:c="6"/>-1.90945723333081 <text:s text:c="4"/>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2.7655310621242" calcext:value-type="float">
            <text:p>52.7655310621242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<text:s text:c="2"/>-5.13905596677419 <text:s text:c="6"/>-2.03426035979528 <text:s text:c="6"/>0.720946179556669 <text:s text:c="4"/>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2.8256513026052" calcext:value-type="float">
            <text:p>52.8256513026052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<text:s text:c="3"/>2.51748218829913 <text:s text:c="6"/>-1.77913626428256 <text:s text:c="6"/>-1.59355738571994 <text:s text:c="4"/>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2.8857715430862" calcext:value-type="float">
            <text:p>52.8857715430862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<text:s text:c="3"/>1.38394259254923 <text:s text:c="6"/>0.540217509001509 <text:s text:c="7"/>5.68166925984851 <text:s text:c="4"/>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2.9458917835671" calcext:value-type="float">
            <text:p>52.9458917835671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<text:s/>-0.897587180798330 <text:s text:c="5"/>-6.971838967596922E-002 <text:s/>-3.02178771236747 <text:s text:c="4"/>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3.0060120240481" calcext:value-type="float">
            <text:p>53.0060120240481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<text:s/>-0.205649488575096 <text:s text:c="6"/>-1.23221121086114 <text:s text:c="5"/>-0.255469593097255 <text:s text:c="4"/>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3.0661322645291" calcext:value-type="float">
            <text:p>53.0661322645291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<text:s text:c="2"/>-1.36998117370745 <text:s text:c="7"/>2.88455956956385 <text:s text:c="7"/>2.95599388755570 <text:s text:c="4"/>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3.12625250501" calcext:value-type="float">
            <text:p>53.12625250501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<text:s/>-3.443369211965114E-002 <text:s text:c="2"/>4.87025184968768 <text:s text:c="7"/>1.41117847763453 <text:s text:c="4"/>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3.186372745491" calcext:value-type="float">
            <text:p>53.186372745491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<text:s text:c="3"/>2.67977521701283 <text:s text:c="6"/>-3.99929177679374 <text:s text:c="6"/>-2.82951276183226 <text:s text:c="4"/>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3.2464929859719" calcext:value-type="float">
            <text:p>53.2464929859719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<text:s text:c="2"/>-2.68033461204644 <text:s text:c="6"/>-5.01829177218321 <text:s text:c="6"/>0.404311800793351 <text:s text:c="4"/>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3.3066132264529" calcext:value-type="float">
            <text:p>53.3066132264529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<text:s/>-8.643940412641216E-003 <text:s/>-1.48919401472173 <text:s text:c="6"/>-5.36439857244172 <text:s text:c="4"/>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3.3667334669339" calcext:value-type="float">
            <text:p>53.3667334669339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<text:s text:c="2"/>-4.78119831776546 <text:s text:c="5"/>-0.891793206952884 <text:s text:c="6"/>-2.55315272340079 <text:s/>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3.4268537074148" calcext:value-type="float">
            <text:p>53.4268537074148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3.4869739478958" calcext:value-type="float">
            <text:p>53.4869739478958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3.5470941883768" calcext:value-type="float">
            <text:p>53.5470941883768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3.6072144288577" calcext:value-type="float">
            <text:p>53.6072144288577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3.6673346693387" calcext:value-type="float">
            <text:p>53.6673346693387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3.7274549098196" calcext:value-type="float">
            <text:p>53.7274549098196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3.7875751503006" calcext:value-type="float">
            <text:p>53.7875751503006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3.8476953907816" calcext:value-type="float">
            <text:p>53.8476953907816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3.9078156312625" calcext:value-type="float">
            <text:p>53.9078156312625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3.9679358717435" calcext:value-type="float">
            <text:p>53.9679358717435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4.0280561122244" calcext:value-type="float">
            <text:p>54.0280561122244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4.0881763527054" calcext:value-type="float">
            <text:p>54.0881763527054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4.1482965931864" calcext:value-type="float">
            <text:p>54.1482965931864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4.2084168336673" calcext:value-type="float">
            <text:p>54.2084168336673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4.2685370741483" calcext:value-type="float">
            <text:p>54.2685370741483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4.3286573146293" calcext:value-type="float">
            <text:p>54.3286573146293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4.3887775551102" calcext:value-type="float">
            <text:p>54.3887775551102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4.4488977955912" calcext:value-type="float">
            <text:p>54.4488977955912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4.5090180360721" calcext:value-type="float">
            <text:p>54.5090180360721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4.5691382765531" calcext:value-type="float">
            <text:p>54.5691382765531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4.6292585170341" calcext:value-type="float">
            <text:p>54.6292585170341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4.689378757515" calcext:value-type="float">
            <text:p>54.689378757515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4.749498997996" calcext:value-type="float">
            <text:p>54.749498997996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4.809619238477" calcext:value-type="float">
            <text:p>54.809619238477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4.8697394789579" calcext:value-type="float">
            <text:p>54.8697394789579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4.9298597194389" calcext:value-type="float">
            <text:p>54.9298597194389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4.9899799599198" calcext:value-type="float">
            <text:p>54.9899799599198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5.0501002004008" calcext:value-type="float">
            <text:p>55.0501002004008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5.1102204408818" calcext:value-type="float">
            <text:p>55.1102204408818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5.1703406813627" calcext:value-type="float">
            <text:p>55.1703406813627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5.2304609218437" calcext:value-type="float">
            <text:p>55.2304609218437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5.2905811623246" calcext:value-type="float">
            <text:p>55.2905811623246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5.3507014028056" calcext:value-type="float">
            <text:p>55.3507014028056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5.4108216432866" calcext:value-type="float">
            <text:p>55.4108216432866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5.4709418837675" calcext:value-type="float">
            <text:p>55.4709418837675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5.5310621242485" calcext:value-type="float">
            <text:p>55.5310621242485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5.5911823647295" calcext:value-type="float">
            <text:p>55.5911823647295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5.6513026052104" calcext:value-type="float">
            <text:p>55.6513026052104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5.7114228456914" calcext:value-type="float">
            <text:p>55.7114228456914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5.7715430861723" calcext:value-type="float">
            <text:p>55.7715430861723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5.8316633266533" calcext:value-type="float">
            <text:p>55.8316633266533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5.8917835671343" calcext:value-type="float">
            <text:p>55.8917835671343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5.9519038076152" calcext:value-type="float">
            <text:p>55.9519038076152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6.0120240480962" calcext:value-type="float">
            <text:p>56.0120240480962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6.0721442885772" calcext:value-type="float">
            <text:p>56.0721442885772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6.1322645290581" calcext:value-type="float">
            <text:p>56.1322645290581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6.1923847695391" calcext:value-type="float">
            <text:p>56.1923847695391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6.25250501002" calcext:value-type="float">
            <text:p>56.25250501002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6.312625250501" calcext:value-type="float">
            <text:p>56.312625250501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6.372745490982" calcext:value-type="float">
            <text:p>56.372745490982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6.4328657314629" calcext:value-type="float">
            <text:p>56.4328657314629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6.4929859719439" calcext:value-type="float">
            <text:p>56.4929859719439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6.5531062124249" calcext:value-type="float">
            <text:p>56.5531062124249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6.6132264529058" calcext:value-type="float">
            <text:p>56.6132264529058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6.6733466933868" calcext:value-type="float">
            <text:p>56.6733466933868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6.7334669338677" calcext:value-type="float">
            <text:p>56.7334669338677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6.7935871743487" calcext:value-type="float">
            <text:p>56.7935871743487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6.8537074148297" calcext:value-type="float">
            <text:p>56.8537074148297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6.9138276553106" calcext:value-type="float">
            <text:p>56.9138276553106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6.9739478957916" calcext:value-type="float">
            <text:p>56.9739478957916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.0340681362725" calcext:value-type="float">
            <text:p>57.0340681362725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.0941883767535" calcext:value-type="float">
            <text:p>57.0941883767535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.1543086172345" calcext:value-type="float">
            <text:p>57.1543086172345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.2144288577154" calcext:value-type="float">
            <text:p>57.2144288577154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.2745490981964" calcext:value-type="float">
            <text:p>57.2745490981964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.3346693386774" calcext:value-type="float">
            <text:p>57.3346693386774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.3947895791583" calcext:value-type="float">
            <text:p>57.3947895791583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.4549098196393" calcext:value-type="float">
            <text:p>57.4549098196393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.5150300601202" calcext:value-type="float">
            <text:p>57.5150300601202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.5751503006012" calcext:value-type="float">
            <text:p>57.5751503006012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.6352705410822" calcext:value-type="float">
            <text:p>57.6352705410822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.6953907815631" calcext:value-type="float">
            <text:p>57.6953907815631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.7555110220441" calcext:value-type="float">
            <text:p>57.7555110220441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.8156312625251" calcext:value-type="float">
            <text:p>57.8156312625251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.875751503006" calcext:value-type="float">
            <text:p>57.875751503006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.935871743487" calcext:value-type="float">
            <text:p>57.935871743487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.9959919839679" calcext:value-type="float">
            <text:p>57.9959919839679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8.0561122244489" calcext:value-type="float">
            <text:p>58.0561122244489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8.1162324649299" calcext:value-type="float">
            <text:p>58.1162324649299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8.1763527054108" calcext:value-type="float">
            <text:p>58.1763527054108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8.2364729458918" calcext:value-type="float">
            <text:p>58.2364729458918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8.2965931863727" calcext:value-type="float">
            <text:p>58.2965931863727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8.3567134268537" calcext:value-type="float">
            <text:p>58.3567134268537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8.4168336673347" calcext:value-type="float">
            <text:p>58.4168336673347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8.4769539078156" calcext:value-type="float">
            <text:p>58.4769539078156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8.5370741482966" calcext:value-type="float">
            <text:p>58.5370741482966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8.5971943887776" calcext:value-type="float">
            <text:p>58.5971943887776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8.6573146292585" calcext:value-type="float">
            <text:p>58.6573146292585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8.7174348697395" calcext:value-type="float">
            <text:p>58.7174348697395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8.7775551102204" calcext:value-type="float">
            <text:p>58.7775551102204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8.8376753507014" calcext:value-type="float">
            <text:p>58.8376753507014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8.8977955911824" calcext:value-type="float">
            <text:p>58.8977955911824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8.9579158316633" calcext:value-type="float">
            <text:p>58.9579158316633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9.0180360721443" calcext:value-type="float">
            <text:p>59.0180360721443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9.0781563126253" calcext:value-type="float">
            <text:p>59.0781563126253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9.1382765531062" calcext:value-type="float">
            <text:p>59.1382765531062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9.1983967935872" calcext:value-type="float">
            <text:p>59.1983967935872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9.2585170340681" calcext:value-type="float">
            <text:p>59.2585170340681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9.3186372745491" calcext:value-type="float">
            <text:p>59.3186372745491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9.3787575150301" calcext:value-type="float">
            <text:p>59.3787575150301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9.438877755511" calcext:value-type="float">
            <text:p>59.438877755511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9.498997995992" calcext:value-type="float">
            <text:p>59.498997995992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9.5591182364729" calcext:value-type="float">
            <text:p>59.5591182364729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9.6192384769539" calcext:value-type="float">
            <text:p>59.6192384769539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9.6793587174349" calcext:value-type="float">
            <text:p>59.6793587174349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9.7394789579158" calcext:value-type="float">
            <text:p>59.7394789579158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9.7995991983968" calcext:value-type="float">
            <text:p>59.7995991983968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9.8597194388778" calcext:value-type="float">
            <text:p>59.8597194388778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9.9198396793587" calcext:value-type="float">
            <text:p>59.9198396793587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9.9799599198397" calcext:value-type="float">
            <text:p>59.9799599198397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0.0400801603206" calcext:value-type="float">
            <text:p>60.0400801603206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0.1002004008016" calcext:value-type="float">
            <text:p>60.1002004008016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0.1603206412826" calcext:value-type="float">
            <text:p>60.1603206412826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0.2204408817635" calcext:value-type="float">
            <text:p>60.2204408817635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0.2805611222445" calcext:value-type="float">
            <text:p>60.2805611222445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0.3406813627254" calcext:value-type="float">
            <text:p>60.3406813627254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0.4008016032064" calcext:value-type="float">
            <text:p>60.4008016032064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0.4609218436874" calcext:value-type="float">
            <text:p>60.4609218436874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0.5210420841683" calcext:value-type="float">
            <text:p>60.5210420841683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0.5811623246493" calcext:value-type="float">
            <text:p>60.5811623246493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0.6412825651303" calcext:value-type="float">
            <text:p>60.6412825651303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0.7014028056112" calcext:value-type="float">
            <text:p>60.7014028056112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0.7615230460922" calcext:value-type="float">
            <text:p>60.7615230460922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0.8216432865731" calcext:value-type="float">
            <text:p>60.8216432865731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0.8817635270541" calcext:value-type="float">
            <text:p>60.8817635270541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0.9418837675351" calcext:value-type="float">
            <text:p>60.9418837675351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1.002004008016" calcext:value-type="float">
            <text:p>61.002004008016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1.062124248497" calcext:value-type="float">
            <text:p>61.062124248497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1.122244488978" calcext:value-type="float">
            <text:p>61.122244488978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1.1823647294589" calcext:value-type="float">
            <text:p>61.1823647294589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1.2424849699399" calcext:value-type="float">
            <text:p>61.2424849699399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1.3026052104208" calcext:value-type="float">
            <text:p>61.3026052104208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1.3627254509018" calcext:value-type="float">
            <text:p>61.3627254509018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1.4228456913828" calcext:value-type="float">
            <text:p>61.4228456913828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1.4829659318637" calcext:value-type="float">
            <text:p>61.4829659318637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1.5430861723447" calcext:value-type="float">
            <text:p>61.5430861723447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1.6032064128256" calcext:value-type="float">
            <text:p>61.6032064128256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1.6633266533066" calcext:value-type="float">
            <text:p>61.6633266533066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1.7234468937876" calcext:value-type="float">
            <text:p>61.7234468937876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1.7835671342685" calcext:value-type="float">
            <text:p>61.7835671342685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1.8436873747495" calcext:value-type="float">
            <text:p>61.8436873747495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1.9038076152305" calcext:value-type="float">
            <text:p>61.9038076152305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1.9639278557114" calcext:value-type="float">
            <text:p>61.9639278557114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2.0240480961924" calcext:value-type="float">
            <text:p>62.0240480961924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2.0841683366733" calcext:value-type="float">
            <text:p>62.0841683366733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2.1442885771543" calcext:value-type="float">
            <text:p>62.1442885771543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2.2044088176353" calcext:value-type="float">
            <text:p>62.2044088176353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2.2645290581162" calcext:value-type="float">
            <text:p>62.2645290581162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2.3246492985972" calcext:value-type="float">
            <text:p>62.3246492985972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2.3847695390782" calcext:value-type="float">
            <text:p>62.3847695390782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2.4448897795591" calcext:value-type="float">
            <text:p>62.4448897795591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2.5050100200401" calcext:value-type="float">
            <text:p>62.5050100200401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2.565130260521" calcext:value-type="float">
            <text:p>62.565130260521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2.625250501002" calcext:value-type="float">
            <text:p>62.625250501002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2.685370741483" calcext:value-type="float">
            <text:p>62.685370741483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2.7454909819639" calcext:value-type="float">
            <text:p>62.7454909819639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2.8056112224449" calcext:value-type="float">
            <text:p>62.8056112224449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2.8657314629259" calcext:value-type="float">
            <text:p>62.8657314629259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2.9258517034068" calcext:value-type="float">
            <text:p>62.9258517034068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2.9859719438878" calcext:value-type="float">
            <text:p>62.9859719438878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3.0460921843687" calcext:value-type="float">
            <text:p>63.0460921843687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3.1062124248497" calcext:value-type="float">
            <text:p>63.1062124248497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3.1663326653307" calcext:value-type="float">
            <text:p>63.1663326653307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3.2264529058116" calcext:value-type="float">
            <text:p>63.2264529058116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3.2865731462926" calcext:value-type="float">
            <text:p>63.2865731462926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3.3466933867735" calcext:value-type="float">
            <text:p>63.3466933867735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3.4068136272545" calcext:value-type="float">
            <text:p>63.4068136272545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3.4669338677355" calcext:value-type="float">
            <text:p>63.4669338677355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3.5270541082164" calcext:value-type="float">
            <text:p>63.5270541082164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3.5871743486974" calcext:value-type="float">
            <text:p>63.5871743486974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3.6472945891784" calcext:value-type="float">
            <text:p>63.6472945891784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3.7074148296593" calcext:value-type="float">
            <text:p>63.7074148296593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3.7675350701403" calcext:value-type="float">
            <text:p>63.7675350701403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3.8276553106212" calcext:value-type="float">
            <text:p>63.8276553106212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3.8877755511022" calcext:value-type="float">
            <text:p>63.8877755511022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3.9478957915832" calcext:value-type="float">
            <text:p>63.9478957915832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4.0080160320641" calcext:value-type="float">
            <text:p>64.0080160320641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4.0681362725451" calcext:value-type="float">
            <text:p>64.0681362725451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4.1282565130261" calcext:value-type="float">
            <text:p>64.1282565130261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4.188376753507" calcext:value-type="float">
            <text:p>64.188376753507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4.248496993988" calcext:value-type="float">
            <text:p>64.248496993988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4.3086172344689" calcext:value-type="float">
            <text:p>64.3086172344689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4.3687374749499" calcext:value-type="float">
            <text:p>64.3687374749499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4.4288577154309" calcext:value-type="float">
            <text:p>64.4288577154309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4.4889779559118" calcext:value-type="float">
            <text:p>64.4889779559118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4.5490981963928" calcext:value-type="float">
            <text:p>64.5490981963928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4.6092184368737" calcext:value-type="float">
            <text:p>64.6092184368737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4.6693386773547" calcext:value-type="float">
            <text:p>64.6693386773547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4.7294589178357" calcext:value-type="float">
            <text:p>64.7294589178357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4.7895791583166" calcext:value-type="float">
            <text:p>64.7895791583166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4.8496993987976" calcext:value-type="float">
            <text:p>64.8496993987976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4.9098196392786" calcext:value-type="float">
            <text:p>64.9098196392786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4.9699398797595" calcext:value-type="float">
            <text:p>64.9699398797595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5.0300601202405" calcext:value-type="float">
            <text:p>65.0300601202405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5.0901803607214" calcext:value-type="float">
            <text:p>65.0901803607214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5.1503006012024" calcext:value-type="float">
            <text:p>65.1503006012024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5.2104208416834" calcext:value-type="float">
            <text:p>65.2104208416834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5.2705410821643" calcext:value-type="float">
            <text:p>65.2705410821643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5.3306613226453" calcext:value-type="float">
            <text:p>65.3306613226453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5.3907815631263" calcext:value-type="float">
            <text:p>65.3907815631263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5.4509018036072" calcext:value-type="float">
            <text:p>65.4509018036072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5.5110220440882" calcext:value-type="float">
            <text:p>65.5110220440882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5.5711422845691" calcext:value-type="float">
            <text:p>65.5711422845691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5.6312625250501" calcext:value-type="float">
            <text:p>65.6312625250501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5.6913827655311" calcext:value-type="float">
            <text:p>65.6913827655311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5.751503006012" calcext:value-type="float">
            <text:p>65.751503006012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5.811623246493" calcext:value-type="float">
            <text:p>65.811623246493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5.8717434869739" calcext:value-type="float">
            <text:p>65.8717434869739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5.9318637274549" calcext:value-type="float">
            <text:p>65.9318637274549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5.9919839679359" calcext:value-type="float">
            <text:p>65.9919839679359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6.0521042084168" calcext:value-type="float">
            <text:p>66.0521042084168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6.1122244488978" calcext:value-type="float">
            <text:p>66.1122244488978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6.1723446893788" calcext:value-type="float">
            <text:p>66.1723446893788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6.2324649298597" calcext:value-type="float">
            <text:p>66.2324649298597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6.2925851703407" calcext:value-type="float">
            <text:p>66.2925851703407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6.3527054108216" calcext:value-type="float">
            <text:p>66.3527054108216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6.4128256513026" calcext:value-type="float">
            <text:p>66.4128256513026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6.4729458917836" calcext:value-type="float">
            <text:p>66.4729458917836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6.5330661322645" calcext:value-type="float">
            <text:p>66.5330661322645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6.5931863727455" calcext:value-type="float">
            <text:p>66.5931863727455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6.6533066132264" calcext:value-type="float">
            <text:p>66.6533066132264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6.7134268537074" calcext:value-type="float">
            <text:p>66.7134268537074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6.7735470941884" calcext:value-type="float">
            <text:p>66.7735470941884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6.8336673346693" calcext:value-type="float">
            <text:p>66.8336673346693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6.8937875751503" calcext:value-type="float">
            <text:p>66.8937875751503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6.9539078156313" calcext:value-type="float">
            <text:p>66.9539078156313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7.0140280561122" calcext:value-type="float">
            <text:p>67.0140280561122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7.0741482965932" calcext:value-type="float">
            <text:p>67.0741482965932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7.1342685370741" calcext:value-type="float">
            <text:p>67.1342685370741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7.1943887775551" calcext:value-type="float">
            <text:p>67.1943887775551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7.2545090180361" calcext:value-type="float">
            <text:p>67.2545090180361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7.314629258517" calcext:value-type="float">
            <text:p>67.314629258517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7.374749498998" calcext:value-type="float">
            <text:p>67.374749498998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7.434869739479" calcext:value-type="float">
            <text:p>67.434869739479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7.4949899799599" calcext:value-type="float">
            <text:p>67.4949899799599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7.5551102204409" calcext:value-type="float">
            <text:p>67.5551102204409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7.6152304609219" calcext:value-type="float">
            <text:p>67.6152304609219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7.6753507014028" calcext:value-type="float">
            <text:p>67.6753507014028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7.7354709418838" calcext:value-type="float">
            <text:p>67.7354709418838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7.7955911823647" calcext:value-type="float">
            <text:p>67.7955911823647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7.8557114228457" calcext:value-type="float">
            <text:p>67.8557114228457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7.9158316633267" calcext:value-type="float">
            <text:p>67.9158316633267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7.9759519038076" calcext:value-type="float">
            <text:p>67.9759519038076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8.0360721442886" calcext:value-type="float">
            <text:p>68.0360721442886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8.0961923847695" calcext:value-type="float">
            <text:p>68.0961923847695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8.1563126252505" calcext:value-type="float">
            <text:p>68.1563126252505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8.2164328657315" calcext:value-type="float">
            <text:p>68.2164328657315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8.2765531062124" calcext:value-type="float">
            <text:p>68.2765531062124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8.3366733466934" calcext:value-type="float">
            <text:p>68.3366733466934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8.3967935871743" calcext:value-type="float">
            <text:p>68.3967935871743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8.4569138276553" calcext:value-type="float">
            <text:p>68.4569138276553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8.5170340681363" calcext:value-type="float">
            <text:p>68.5170340681363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8.5771543086172" calcext:value-type="float">
            <text:p>68.5771543086172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8.6372745490982" calcext:value-type="float">
            <text:p>68.6372745490982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8.6973947895792" calcext:value-type="float">
            <text:p>68.6973947895792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8.7575150300601" calcext:value-type="float">
            <text:p>68.7575150300601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8.8176352705411" calcext:value-type="float">
            <text:p>68.8176352705411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8.877755511022" calcext:value-type="float">
            <text:p>68.877755511022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8.937875751503" calcext:value-type="float">
            <text:p>68.937875751503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8.997995991984" calcext:value-type="float">
            <text:p>68.997995991984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9.0581162324649" calcext:value-type="float">
            <text:p>69.0581162324649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9.1182364729459" calcext:value-type="float">
            <text:p>69.1182364729459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9.1783567134269" calcext:value-type="float">
            <text:p>69.1783567134269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9.2384769539078" calcext:value-type="float">
            <text:p>69.2384769539078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9.2985971943888" calcext:value-type="float">
            <text:p>69.2985971943888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9.3587174348697" calcext:value-type="float">
            <text:p>69.3587174348697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9.4188376753507" calcext:value-type="float">
            <text:p>69.4188376753507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9.4789579158317" calcext:value-type="float">
            <text:p>69.4789579158317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9.5390781563126" calcext:value-type="float">
            <text:p>69.5390781563126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9.5991983967936" calcext:value-type="float">
            <text:p>69.5991983967936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9.6593186372746" calcext:value-type="float">
            <text:p>69.6593186372746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9.7194388777555" calcext:value-type="float">
            <text:p>69.7194388777555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9.7795591182365" calcext:value-type="float">
            <text:p>69.7795591182365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9.8396793587174" calcext:value-type="float">
            <text:p>69.8396793587174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9.8997995991984" calcext:value-type="float">
            <text:p>69.8997995991984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9.9599198396794" calcext:value-type="float">
            <text:p>69.9599198396794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0.0200400801603" calcext:value-type="float">
            <text:p>70.0200400801603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0.0801603206413" calcext:value-type="float">
            <text:p>70.0801603206413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0.1402805611222" calcext:value-type="float">
            <text:p>70.1402805611222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0.2004008016032" calcext:value-type="float">
            <text:p>70.2004008016032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0.2605210420842" calcext:value-type="float">
            <text:p>70.2605210420842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0.3206412825651" calcext:value-type="float">
            <text:p>70.3206412825651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0.3807615230461" calcext:value-type="float">
            <text:p>70.3807615230461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0.440881763527" calcext:value-type="float">
            <text:p>70.440881763527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0.501002004008" calcext:value-type="float">
            <text:p>70.501002004008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0.561122244489" calcext:value-type="float">
            <text:p>70.561122244489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0.6212424849699" calcext:value-type="float">
            <text:p>70.6212424849699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0.6813627254509" calcext:value-type="float">
            <text:p>70.6813627254509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0.7414829659319" calcext:value-type="float">
            <text:p>70.7414829659319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0.8016032064128" calcext:value-type="float">
            <text:p>70.8016032064128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0.8617234468938" calcext:value-type="float">
            <text:p>70.8617234468938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0.9218436873747" calcext:value-type="float">
            <text:p>70.9218436873747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0.9819639278557" calcext:value-type="float">
            <text:p>70.9819639278557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1.0420841683367" calcext:value-type="float">
            <text:p>71.0420841683367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1.1022044088176" calcext:value-type="float">
            <text:p>71.1022044088176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1.1623246492986" calcext:value-type="float">
            <text:p>71.1623246492986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1.2224448897796" calcext:value-type="float">
            <text:p>71.2224448897796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1.2825651302605" calcext:value-type="float">
            <text:p>71.2825651302605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1.3426853707415" calcext:value-type="float">
            <text:p>71.3426853707415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1.4028056112224" calcext:value-type="float">
            <text:p>71.4028056112224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1.4629258517034" calcext:value-type="float">
            <text:p>71.4629258517034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1.5230460921844" calcext:value-type="float">
            <text:p>71.5230460921844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1.5831663326653" calcext:value-type="float">
            <text:p>71.5831663326653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1.6432865731463" calcext:value-type="float">
            <text:p>71.6432865731463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1.7034068136273" calcext:value-type="float">
            <text:p>71.7034068136273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1.7635270541082" calcext:value-type="float">
            <text:p>71.7635270541082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1.8236472945892" calcext:value-type="float">
            <text:p>71.8236472945892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1.8837675350701" calcext:value-type="float">
            <text:p>71.8837675350701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1.9438877755511" calcext:value-type="float">
            <text:p>71.9438877755511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2.0040080160321" calcext:value-type="float">
            <text:p>72.0040080160321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2.064128256513" calcext:value-type="float">
            <text:p>72.064128256513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2.124248496994" calcext:value-type="float">
            <text:p>72.124248496994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2.184368737475" calcext:value-type="float">
            <text:p>72.184368737475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2.2444889779559" calcext:value-type="float">
            <text:p>72.2444889779559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2.3046092184369" calcext:value-type="float">
            <text:p>72.3046092184369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2.3647294589178" calcext:value-type="float">
            <text:p>72.3647294589178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2.4248496993988" calcext:value-type="float">
            <text:p>72.4248496993988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2.4849699398798" calcext:value-type="float">
            <text:p>72.4849699398798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2.5450901803607" calcext:value-type="float">
            <text:p>72.5450901803607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2.6052104208417" calcext:value-type="float">
            <text:p>72.6052104208417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2.6653306613226" calcext:value-type="float">
            <text:p>72.6653306613226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2.7254509018036" calcext:value-type="float">
            <text:p>72.7254509018036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2.7855711422846" calcext:value-type="float">
            <text:p>72.7855711422846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2.8456913827655" calcext:value-type="float">
            <text:p>72.8456913827655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2.9058116232465" calcext:value-type="float">
            <text:p>72.9058116232465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2.9659318637275" calcext:value-type="float">
            <text:p>72.9659318637275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3.0260521042084" calcext:value-type="float">
            <text:p>73.0260521042084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3.0861723446894" calcext:value-type="float">
            <text:p>73.0861723446894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3.1462925851703" calcext:value-type="float">
            <text:p>73.1462925851703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3.2064128256513" calcext:value-type="float">
            <text:p>73.2064128256513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3.2665330661323" calcext:value-type="float">
            <text:p>73.2665330661323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3.3266533066132" calcext:value-type="float">
            <text:p>73.3266533066132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3.3867735470942" calcext:value-type="float">
            <text:p>73.3867735470942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3.4468937875751" calcext:value-type="float">
            <text:p>73.4468937875751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3.5070140280561" calcext:value-type="float">
            <text:p>73.5070140280561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3.5671342685371" calcext:value-type="float">
            <text:p>73.5671342685371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3.627254509018" calcext:value-type="float">
            <text:p>73.627254509018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3.687374749499" calcext:value-type="float">
            <text:p>73.687374749499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3.74749498998" calcext:value-type="float">
            <text:p>73.74749498998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3.8076152304609" calcext:value-type="float">
            <text:p>73.8076152304609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3.8677354709419" calcext:value-type="float">
            <text:p>73.8677354709419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3.9278557114228" calcext:value-type="float">
            <text:p>73.9278557114228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3.9879759519038" calcext:value-type="float">
            <text:p>73.9879759519038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4.0480961923848" calcext:value-type="float">
            <text:p>74.0480961923848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4.1082164328657" calcext:value-type="float">
            <text:p>74.1082164328657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4.1683366733467" calcext:value-type="float">
            <text:p>74.1683366733467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4.2284569138277" calcext:value-type="float">
            <text:p>74.2284569138277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4.2885771543086" calcext:value-type="float">
            <text:p>74.2885771543086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4.3486973947896" calcext:value-type="float">
            <text:p>74.3486973947896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4.4088176352705" calcext:value-type="float">
            <text:p>74.4088176352705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4.4689378757515" calcext:value-type="float">
            <text:p>74.4689378757515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4.5290581162325" calcext:value-type="float">
            <text:p>74.5290581162325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4.5891783567134" calcext:value-type="float">
            <text:p>74.5891783567134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4.6492985971944" calcext:value-type="float">
            <text:p>74.6492985971944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4.7094188376753" calcext:value-type="float">
            <text:p>74.7094188376753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4.7695390781563" calcext:value-type="float">
            <text:p>74.7695390781563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4.8296593186373" calcext:value-type="float">
            <text:p>74.8296593186373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4.8897795591182" calcext:value-type="float">
            <text:p>74.8897795591182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4.9498997995992" calcext:value-type="float">
            <text:p>74.9498997995992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5.0100200400802" calcext:value-type="float">
            <text:p>75.0100200400802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5.0701402805611" calcext:value-type="float">
            <text:p>75.0701402805611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5.1302605210421" calcext:value-type="float">
            <text:p>75.1302605210421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5.190380761523" calcext:value-type="float">
            <text:p>75.190380761523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5.250501002004" calcext:value-type="float">
            <text:p>75.250501002004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5.310621242485" calcext:value-type="float">
            <text:p>75.310621242485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5.3707414829659" calcext:value-type="float">
            <text:p>75.3707414829659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5.4308617234469" calcext:value-type="float">
            <text:p>75.4308617234469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5.4909819639279" calcext:value-type="float">
            <text:p>75.4909819639279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5.5511022044088" calcext:value-type="float">
            <text:p>75.5511022044088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5.6112224448898" calcext:value-type="float">
            <text:p>75.6112224448898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5.6713426853707" calcext:value-type="float">
            <text:p>75.6713426853707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5.7314629258517" calcext:value-type="float">
            <text:p>75.7314629258517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5.7915831663327" calcext:value-type="float">
            <text:p>75.7915831663327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5.8517034068136" calcext:value-type="float">
            <text:p>75.8517034068136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5.9118236472946" calcext:value-type="float">
            <text:p>75.9118236472946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5.9719438877756" calcext:value-type="float">
            <text:p>75.9719438877756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6.0320641282565" calcext:value-type="float">
            <text:p>76.0320641282565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6.0921843687375" calcext:value-type="float">
            <text:p>76.0921843687375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6.1523046092184" calcext:value-type="float">
            <text:p>76.1523046092184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6.2124248496994" calcext:value-type="float">
            <text:p>76.2124248496994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6.2725450901804" calcext:value-type="float">
            <text:p>76.2725450901804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6.3326653306613" calcext:value-type="float">
            <text:p>76.3326653306613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6.3927855711423" calcext:value-type="float">
            <text:p>76.3927855711423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6.4529058116233" calcext:value-type="float">
            <text:p>76.4529058116233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6.5130260521042" calcext:value-type="float">
            <text:p>76.5130260521042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6.5731462925852" calcext:value-type="float">
            <text:p>76.5731462925852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6.6332665330661" calcext:value-type="float">
            <text:p>76.6332665330661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6.6933867735471" calcext:value-type="float">
            <text:p>76.6933867735471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6.7535070140281" calcext:value-type="float">
            <text:p>76.7535070140281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6.813627254509" calcext:value-type="float">
            <text:p>76.813627254509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6.87374749499" calcext:value-type="float">
            <text:p>76.87374749499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6.9338677354709" calcext:value-type="float">
            <text:p>76.9338677354709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6.9939879759519" calcext:value-type="float">
            <text:p>76.9939879759519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7.0541082164329" calcext:value-type="float">
            <text:p>77.0541082164329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7.1142284569138" calcext:value-type="float">
            <text:p>77.1142284569138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7.1743486973948" calcext:value-type="float">
            <text:p>77.1743486973948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7.2344689378757" calcext:value-type="float">
            <text:p>77.2344689378757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7.2945891783567" calcext:value-type="float">
            <text:p>77.2945891783567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7.3547094188377" calcext:value-type="float">
            <text:p>77.3547094188377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7.4148296593186" calcext:value-type="float">
            <text:p>77.4148296593186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7.4749498997996" calcext:value-type="float">
            <text:p>77.4749498997996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7.5350701402806" calcext:value-type="float">
            <text:p>77.5350701402806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7.5951903807615" calcext:value-type="float">
            <text:p>77.5951903807615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7.6553106212425" calcext:value-type="float">
            <text:p>77.6553106212425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7.7154308617234" calcext:value-type="float">
            <text:p>77.7154308617234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7.7755511022044" calcext:value-type="float">
            <text:p>77.7755511022044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7.8356713426854" calcext:value-type="float">
            <text:p>77.8356713426854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7.8957915831663" calcext:value-type="float">
            <text:p>77.8957915831663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7.9559118236473" calcext:value-type="float">
            <text:p>77.9559118236473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8.0160320641283" calcext:value-type="float">
            <text:p>78.0160320641283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8.0761523046092" calcext:value-type="float">
            <text:p>78.0761523046092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8.1362725450902" calcext:value-type="float">
            <text:p>78.1362725450902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8.1963927855711" calcext:value-type="float">
            <text:p>78.1963927855711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8.2565130260521" calcext:value-type="float">
            <text:p>78.2565130260521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8.3166332665331" calcext:value-type="float">
            <text:p>78.3166332665331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8.376753507014" calcext:value-type="float">
            <text:p>78.376753507014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8.436873747495" calcext:value-type="float">
            <text:p>78.436873747495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8.496993987976" calcext:value-type="float">
            <text:p>78.496993987976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8.5571142284569" calcext:value-type="float">
            <text:p>78.5571142284569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8.6172344689379" calcext:value-type="float">
            <text:p>78.6172344689379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8.6773547094188" calcext:value-type="float">
            <text:p>78.6773547094188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8.7374749498998" calcext:value-type="float">
            <text:p>78.7374749498998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8.7975951903808" calcext:value-type="float">
            <text:p>78.7975951903808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8.8577154308617" calcext:value-type="float">
            <text:p>78.8577154308617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8.9178356713427" calcext:value-type="float">
            <text:p>78.9178356713427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8.9779559118236" calcext:value-type="float">
            <text:p>78.9779559118236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9.0380761523046" calcext:value-type="float">
            <text:p>79.0380761523046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9.0981963927856" calcext:value-type="float">
            <text:p>79.0981963927856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9.1583166332665" calcext:value-type="float">
            <text:p>79.1583166332665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9.2184368737475" calcext:value-type="float">
            <text:p>79.2184368737475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9.2785571142284" calcext:value-type="float">
            <text:p>79.2785571142284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9.3386773547094" calcext:value-type="float">
            <text:p>79.3386773547094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9.3987975951904" calcext:value-type="float">
            <text:p>79.3987975951904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9.4589178356713" calcext:value-type="float">
            <text:p>79.4589178356713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9.5190380761523" calcext:value-type="float">
            <text:p>79.5190380761523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9.5791583166333" calcext:value-type="float">
            <text:p>79.5791583166333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9.6392785571142" calcext:value-type="float">
            <text:p>79.6392785571142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9.6993987975952" calcext:value-type="float">
            <text:p>79.6993987975952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9.7595190380761" calcext:value-type="float">
            <text:p>79.7595190380761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9.8196392785571" calcext:value-type="float">
            <text:p>79.8196392785571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9.8797595190381" calcext:value-type="float">
            <text:p>79.8797595190381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9.939879759519" calcext:value-type="float">
            <text:p>79.939879759519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SQRT(1000)" office:value-type="float" office:value="31.6227766016838" calcext:value-type="float">
            <text:p>31.62277660168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26T16:17:08.238375158</meta:creation-date>
    <dc:date>2022-08-26T16:25:16.615009026</dc:date>
    <meta:editing-duration>PT8M8S</meta:editing-duration>
    <meta:editing-cycles>1</meta:editing-cycles>
    <meta:document-statistic meta:table-count="1" meta:cell-count="1728" meta:object-count="0"/>
    <meta:generator>LibreOffice/6.4.7.2$Linux_X86_64 LibreOffice_project/40$Build-2</meta:generator>
  </office:meta>
</office:document-meta>
</file>